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375in" table:align="left"/>
    </style:style>
    <style:style style:name="Table1.A" style:family="table-column">
      <style:table-column-properties style:column-width="2.3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4762e" officeooo:paragraph-rsid="0014762e"/>
    </style:style>
    <style:style style:name="P2" style:family="paragraph" style:parent-style-name="Table_20_Contents">
      <style:paragraph-properties fo:text-align="center" style:justify-single-word="false"/>
      <style:text-properties officeooo:rsid="0014762e" officeooo:paragraph-rsid="0014762e"/>
    </style:style>
    <style:style style:name="P3" style:family="paragraph" style:parent-style-name="Table_20_Contents">
      <style:text-properties officeooo:paragraph-rsid="0014762e"/>
    </style:style>
    <style:style style:name="P4" style:family="paragraph" style:parent-style-name="Standard">
      <style:text-properties officeooo:rsid="00107421" officeooo:paragraph-rsid="00107421"/>
    </style:style>
    <style:style style:name="P5" style:family="paragraph" style:parent-style-name="Standard" style:list-style-name="L1">
      <style:text-properties officeooo:rsid="00107421" officeooo:paragraph-rsid="00107421"/>
    </style:style>
    <style:style style:name="P6" style:family="paragraph" style:parent-style-name="Standard" style:list-style-name="L2">
      <style:text-properties officeooo:rsid="00107421" officeooo:paragraph-rsid="00107421"/>
    </style:style>
    <style:style style:name="P7" style:family="paragraph" style:parent-style-name="Standard" style:list-style-name="L2">
      <style:text-properties officeooo:rsid="00125589" officeooo:paragraph-rsid="00125589"/>
    </style:style>
    <style:style style:name="P8" style:family="paragraph" style:parent-style-name="Standard">
      <style:text-properties officeooo:rsid="00125589" officeooo:paragraph-rsid="00125589"/>
    </style:style>
    <style:style style:name="P9" style:family="paragraph" style:parent-style-name="Standard">
      <style:text-properties officeooo:paragraph-rsid="00125589"/>
    </style:style>
    <style:style style:name="P10" style:family="paragraph" style:parent-style-name="Standard" style:list-style-name="L2">
      <style:text-properties officeooo:rsid="0014762e" officeooo:paragraph-rsid="0014762e"/>
    </style:style>
    <style:style style:name="P11" style:family="paragraph" style:parent-style-name="Standard">
      <style:text-properties officeooo:rsid="0014762e" officeooo:paragraph-rsid="0014762e"/>
    </style:style>
    <style:style style:name="P12" style:family="paragraph" style:parent-style-name="Standard" style:list-style-name="L1">
      <style:text-properties officeooo:rsid="0014762e" officeooo:paragraph-rsid="0014762e"/>
    </style:style>
    <style:style style:name="P13" style:family="paragraph" style:parent-style-name="Standard" style:list-style-name="L3">
      <style:text-properties officeooo:rsid="0016f872" officeooo:paragraph-rsid="0016f872"/>
    </style:style>
    <style:style style:name="P14" style:family="paragraph" style:parent-style-name="Standard">
      <style:text-properties officeooo:rsid="0016f872" officeooo:paragraph-rsid="0016f872"/>
    </style:style>
    <style:style style:name="P15" style:family="paragraph" style:parent-style-name="Standard">
      <style:text-properties officeooo:rsid="0017002e" officeooo:paragraph-rsid="0017002e"/>
    </style:style>
    <style:style style:name="P16" style:family="paragraph" style:parent-style-name="Standard">
      <style:text-properties officeooo:rsid="00170505" officeooo:paragraph-rsid="00170505"/>
    </style:style>
    <style:style style:name="P17" style:family="paragraph" style:parent-style-name="Standard" style:list-style-name="L4">
      <style:text-properties officeooo:rsid="00170505" officeooo:paragraph-rsid="00170505"/>
    </style:style>
    <style:style style:name="P18" style:family="paragraph" style:parent-style-name="Standard">
      <style:text-properties officeooo:rsid="00170505" officeooo:paragraph-rsid="0017f35a"/>
    </style:style>
    <style:style style:name="P19" style:family="paragraph" style:parent-style-name="Standard">
      <style:text-properties officeooo:rsid="00170505" officeooo:paragraph-rsid="0019de48"/>
    </style:style>
    <style:style style:name="P20" style:family="paragraph" style:parent-style-name="Standard">
      <style:text-properties officeooo:paragraph-rsid="0017f35a"/>
    </style:style>
    <style:style style:name="P21" style:family="paragraph" style:parent-style-name="Standard" style:list-style-name="L4">
      <style:text-properties officeooo:rsid="0017f35a" officeooo:paragraph-rsid="0017f35a"/>
    </style:style>
    <style:style style:name="P22" style:family="paragraph" style:parent-style-name="Standard">
      <style:text-properties officeooo:rsid="0017f35a" officeooo:paragraph-rsid="0017f35a"/>
    </style:style>
    <style:style style:name="P23" style:family="paragraph" style:parent-style-name="Standard">
      <style:text-properties officeooo:rsid="0017f35a" officeooo:paragraph-rsid="0019de48"/>
    </style:style>
    <style:style style:name="P24" style:family="paragraph" style:parent-style-name="Standard">
      <style:text-properties officeooo:paragraph-rsid="0019de48"/>
    </style:style>
    <style:style style:name="P25" style:family="paragraph" style:parent-style-name="Standard">
      <style:text-properties officeooo:paragraph-rsid="001aed24"/>
    </style:style>
    <style:style style:name="P26" style:family="paragraph" style:parent-style-name="Standard">
      <style:text-properties officeooo:rsid="001aed24" officeooo:paragraph-rsid="001aed24"/>
    </style:style>
    <style:style style:name="P27" style:family="paragraph" style:parent-style-name="Standard">
      <style:paragraph-properties fo:margin-top="0in" fo:margin-bottom="0in" loext:contextual-spacing="false" fo:line-height="100%"/>
      <style:text-properties fo:font-size="10pt" officeooo:paragraph-rsid="0014762e" style:font-size-asian="10pt" style:font-size-complex="10pt"/>
    </style:style>
    <style:style style:name="P28" style:family="paragraph" style:parent-style-name="Standard">
      <style:paragraph-properties fo:margin-top="0in" fo:margin-bottom="0in" loext:contextual-spacing="false" fo:line-height="100%"/>
      <style:text-properties fo:font-size="10pt" officeooo:rsid="00125589" officeooo:paragraph-rsid="0014762e" style:font-size-asian="10pt" style:font-size-complex="10pt"/>
    </style:style>
    <style:style style:name="T1" style:family="text">
      <style:text-properties officeooo:rsid="00125589"/>
    </style:style>
    <style:style style:name="T2" style:family="text">
      <style:text-properties officeooo:rsid="0014762e"/>
    </style:style>
    <style:style style:name="T3" style:family="text">
      <style:text-properties officeooo:rsid="00159304"/>
    </style:style>
    <style:style style:name="T4" style:family="text">
      <style:text-properties officeooo:rsid="0016f872"/>
    </style:style>
    <style:style style:name="T5" style:family="text">
      <style:text-properties officeooo:rsid="0017002e"/>
    </style:style>
    <style:style style:name="T6" style:family="text">
      <style:text-properties officeooo:rsid="00170505"/>
    </style:style>
    <style:style style:name="T7" style:family="text">
      <style:text-properties officeooo:rsid="0017f35a"/>
    </style:style>
    <style:style style:name="T8" style:family="text">
      <style:text-properties officeooo:rsid="0019de48"/>
    </style:style>
    <style:style style:name="T9" style:family="text">
      <style:text-properties officeooo:rsid="001aed24"/>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ame: Hassan Mohamed Hassan</text:p>
      <text:p text:style-name="P4">ID: 2440105785</text:p>
      <text:p text:style-name="P4"/>
      <text:p text:style-name="P4"/>
      <text:p text:style-name="P4">Question set1:</text:p>
      <text:p text:style-name="P4"/>
      <text:list xml:id="list2148790424" text:style-name="L1">
        <text:list-item>
          <text:p text:style-name="P5">Genus is the parent class and Species is the child class <text:span text:style-name="T1">that inherits from FFenus</text:span>.</text:p>
        </text:list-item>
        <text:list-item>
          <text:p text:style-name="P5">Specimen is an object of the class Species meaning that it can use all the methods and variables of Species.</text:p>
        </text:list-item>
        <text:list-item>
          <text:p text:style-name="P12">C</text:p>
        </text:list-item>
      </text:list>
      <table:table table:name="Table1" table:style-name="Table1">
        <table:table-column table:style-name="Table1.A"/>
        <table:table-row>
          <table:table-cell table:style-name="Table1.A1" office:value-type="string">
            <text:p text:style-name="P2">Species</text:p>
          </table:table-cell>
        </table:table-row>
        <table:table-row>
          <table:table-cell table:style-name="Table1.A2" office:value-type="string">
            <text:p text:style-name="Table_20_Contents">-<text:span text:style-name="T2">speciesName: String</text:span></text:p>
          </table:table-cell>
        </table:table-row>
        <table:table-row>
          <table:table-cell table:style-name="Table1.A2" office:value-type="string">
            <text:p text:style-name="P3"><text:span text:style-name="T2">+</text:span>Species(<text:span text:style-name="T2">s: </text:span>String, <text:span text:style-name="T2">g: </text:span>String) <text:span text:style-name="T2">+</text:span>setSpeciesName(<text:span text:style-name="T2">s: </text:span>String): <text:span text:style-name="T3">Void</text:span> <text:span text:style-name="T2">+</text:span>getSpeciesName(): <text:span text:style-name="T2">String</text:span></text:p>
            <text:p text:style-name="P3"><text:span text:style-name="T2">+t</text:span>oString(): <text:span text:style-name="T2">String</text:span></text:p>
            <text:p text:style-name="P1">+equals(s: Species): <text:span text:style-name="T3">B</text:span>oolean</text:p>
          </table:table-cell>
        </table:table-row>
      </table:table>
      <text:list xml:id="list221522771360334" text:continue-numbering="true" text:style-name="L1">
        <text:list-header>
          <text:p text:style-name="P12"/>
        </text:list-header>
        <text:list-item>
          <text:p text:style-name="P5">It is more readable allowing them to find and change code much easier. They can safe time as they can create objects and call methods anywhere in the code without rewriting code.</text:p>
        </text:list-item>
        <text:list-item>
          <text:p text:style-name="P5">Because the tostring() method has been overrideden in child class Species.</text:p>
          <text:list>
            <text:list-item>
              <text:p text:style-name="P5">Because the tostring() method has been overrideden in child class Species.</text:p>
            </text:list-item>
            <text:list-item>
              <text:p text:style-name="P5">Overiding </text:p>
            </text:list-item>
          </text:list>
        </text:list-item>
      </text:list>
      <text:p text:style-name="P4"/>
      <text:p text:style-name="P4">Question set 2:</text:p>
      <text:p text:style-name="P4"/>
      <text:list xml:id="list2228056215" text:style-name="L2">
        <text:list-item>
          <text:p text:style-name="P6">It is when data/varriables of class can only be accessed through member functions of that class and is hidden from all other classes.</text:p>
        </text:list-item>
        <text:list-item>
          <text:p text:style-name="P6">B</text:p>
          <text:list>
            <text:list-item>
              <text:p text:style-name="P7">Protect an object from unauthorized access by client </text:p>
            </text:list-item>
            <text:list-item>
              <text:p text:style-name="P7">Reduce chance of code breaking or at least know where the code broke</text:p>
            </text:list-item>
          </text:list>
        </text:list-item>
        <text:list-item>
          <text:p text:style-name="P7">getNAme()</text:p>
        </text:list-item>
        <text:list-item>
          <text:p text:style-name="P7">cageNumber</text:p>
        </text:list-item>
        <text:list-item>
          <text:p text:style-name="P10"/>
        </text:list-item>
      </text:list>
      <text:p text:style-name="P27">public class <text:span text:style-name="T1">Genus</text:span> { </text:p>
      <text:p text:style-name="P27">private String <text:span text:style-name="T1">geN</text:span>ame;</text:p>
      <text:p text:style-name="P28">public Genus(String name){</text:p>
      <text:p text:style-name="P28"><text:tab/>this.geName = name;</text:p>
      <text:p text:style-name="P28">}</text:p>
      <text:p text:style-name="P28">public String getGenusName(){</text:p>
      <text:p text:style-name="P28"><text:tab/>retrun geName;</text:p>
      <text:p text:style-name="P28">}</text:p>
      <text:p text:style-name="P28">public String changeGenusName(String name){</text:p>
      <text:p text:style-name="P28"><text:tab/> this.geName = name;</text:p>
      <text:p text:style-name="P28">}</text:p>
      <text:p text:style-name="P28">public String tostring(){</text:p>
      <text:p text:style-name="P28"><text:tab/> retrun “Genus Name:”+ this.geName;</text:p>
      <text:p text:style-name="P28">}</text:p>
      <text:p text:style-name="P27">public class <text:span text:style-name="T1">Genus</text:span> { </text:p>
      <text:p text:style-name="P27">private String <text:span text:style-name="T1">geN</text:span>ame;</text:p>
      <text:p text:style-name="P28"><text:soft-page-break/>public Genus(String name){</text:p>
      <text:p text:style-name="P28"><text:tab/>this.geName = name;</text:p>
      <text:p text:style-name="P28">}</text:p>
      <text:p text:style-name="P28">public String getGenusName(){</text:p>
      <text:p text:style-name="P28"><text:tab/>retrun geName;</text:p>
      <text:p text:style-name="P28">}</text:p>
      <text:p text:style-name="P28">public String changeGenusName(String name){</text:p>
      <text:p text:style-name="P28"><text:tab/> this.geName = name;</text:p>
      <text:p text:style-name="P28">}</text:p>
      <text:p text:style-name="P28">public String tostring(){</text:p>
      <text:p text:style-name="P28"><text:tab/> <text:span text:style-name="T4">return</text:span> “Genus Name:”+ this.geName;</text:p>
      <text:p text:style-name="P28">}</text:p>
      <text:list xml:id="list221522060569616" text:continue-numbering="true" text:style-name="L2">
        <text:list-item>
          <text:p text:style-name="P10">d</text:p>
          <text:list>
            <text:list-item>
              <text:p text:style-name="P10">Advantage- All objects in Specimen will inthert the attributes of Species and thus use the methods in Species saving time rewriting code.</text:p>
            </text:list-item>
            <text:list-item>
              <text:p text:style-name="P10">Disadvantage – You are unlikely that specimen will use all the methods in both Species and Genus, the super class, and that could cause a waste in memory space. </text:p>
            </text:list-item>
          </text:list>
        </text:list-item>
      </text:list>
      <text:p text:style-name="P8"/>
      <text:p text:style-name="P8"/>
      <text:p text:style-name="P9"/>
      <text:p text:style-name="P11">Question Set 3:</text:p>
      <text:p text:style-name="P11"/>
      <text:p text:style-name="P11"/>
      <text:list xml:id="list3359047472" text:style-name="L3">
        <text:list-item>
          <text:p text:style-name="P13">We will need to add a private String variable named markings that would contain the markings of each animal in Specimen. We can add it as parameter in the constructor and make a getter and setter method for it as well.</text:p>
        </text:list-item>
        <text:list-item>
          <text:p text:style-name="P13">V</text:p>
        </text:list-item>
      </text:list>
      <text:p text:style-name="P25"><text:span text:style-name="T9">public int </text:span>countSpecimens( Specimen[] animals, Species s ) <text:span text:style-name="T9">{</text:span></text:p>
      <text:p text:style-name="P25"><text:tab/><text:span text:style-name="T9">int count =0;</text:span></text:p>
      <text:p text:style-name="P26"><text:tab/>for(Specimen animal: animals){</text:p>
      <text:p text:style-name="P26"><text:tab/><text:tab/>if(s.getSpciesName.equals(animal.getTDA().getSpciesNAme())){</text:p>
      <text:p text:style-name="P26"><text:tab/><text:tab/><text:tab/>count++;<text:tab/></text:p>
      <text:p text:style-name="P26"><text:tab/><text:tab/>}<text:tab/></text:p>
      <text:p text:style-name="P25"><text:span text:style-name="T9"><text:tab/>}</text:span></text:p>
      <text:p text:style-name="P25"><text:tab/><text:span text:style-name="T9">return count:</text:span></text:p>
      <text:p text:style-name="P25"><text:span text:style-name="T9">}</text:span></text:p>
      <text:list xml:id="list221521828062903" text:continue-numbering="true" text:style-name="L3">
        <text:list-item>
          <text:p text:style-name="P13"/>
        </text:list-item>
      </text:list>
      <text:p text:style-name="P14">declare method(Array)</text:p>
      <text:p text:style-name="P14"><text:span text:style-name="T5">declare</text:span> linkedList</text:p>
      <text:p text:style-name="P15">Go through all the animals in array</text:p>
      <text:p text:style-name="P15"><text:tab/>Check if the animal species is in the list already(go though the linked list)</text:p>
      <text:p text:style-name="P15"><text:tab/><text:tab/>if yes then break and contine with the loop</text:p>
      <text:p text:style-name="P15"><text:tab/><text:tab/>If no then add to the list</text:p>
      <text:p text:style-name="P15">return the list </text:p>
      <text:p text:style-name="P15"/>
      <text:p text:style-name="P16">Question Set 4:</text:p>
      <text:p text:style-name="P16"/>
      <text:list xml:id="list902256103" text:style-name="L4">
        <text:list-item>
          <text:p text:style-name="P17">It main features are its variables and the methods in which data are added and exported. User can only acess the data through certain operations and can’t interact with the data in any other way.</text:p>
        </text:list-item>
        <text:list-item>
          <text:p text:style-name="P17"/>
        </text:list-item>
      </text:list>
      <text:p text:style-name="P16"><text:soft-page-break/>LinkedList makeList( Specimen[] animals ) {</text:p>
      <text:p text:style-name="P20"><text:span text:style-name="T6"><text:tab/>LinkedList s</text:span>pec<text:span text:style-name="T7">iesList</text:span> <text:s/><text:span text:style-name="T6">= new LinkedList&lt;species&gt;();</text:span></text:p>
      <text:p text:style-name="P16"><text:tab/>for (Speciemen animal : animals){</text:p>
      <text:p text:style-name="P18"><text:tab/><text:tab/>spec<text:span text:style-name="T7">iesList</text:span>.add(animal);</text:p>
      <text:p text:style-name="P16"><text:tab/>}</text:p>
      <text:p text:style-name="P18"><text:tab/><text:span text:style-name="T7">return <text:s/></text:span>s<text:span text:style-name="T7">peciesList</text:span></text:p>
      <text:p text:style-name="P16">} </text:p>
      <text:list xml:id="list221522322258430" text:continue-numbering="true" text:style-name="L4">
        <text:list-item>
          <text:p text:style-name="P21"/>
        </text:list-item>
      </text:list>
      <text:p text:style-name="P22"/>
      <text:p text:style-name="P20"><text:span text:style-name="T6">LinkedList </text:span>makeSpeciesList <text:span text:style-name="T6">( Specimen[] animals ) { </text:span></text:p>
      <text:p text:style-name="P19"><text:tab/>LinkedList<text:span text:style-name="T7">&lt;S</text:span>pec<text:span text:style-name="T7">ies&gt;</text:span> <text:span text:style-name="T7">s</text:span>peciesList <text:s/>= new LinkedList<text:span text:style-name="T7">&lt;S</text:span>pec<text:span text:style-name="T7">ies&gt;</text:span>();</text:p>
      <text:p text:style-name="P18"><text:tab/>for (Speciemen animal : animals){</text:p>
      <text:p text:style-name="P18"><text:tab/><text:tab/><text:span text:style-name="T7">s</text:span>peciesList.add(animal.<text:span text:style-name="T7">getTDA</text:span>);</text:p>
      <text:p text:style-name="P18"><text:tab/>}</text:p>
      <text:p text:style-name="P18"><text:span text:style-name="T7"><text:tab/>return SpeciesList;</text:span></text:p>
      <text:p text:style-name="P18">} </text:p>
      <text:list xml:id="list221522233927993" text:continue-numbering="true" text:style-name="L4">
        <text:list-item>
          <text:p text:style-name="P17"/>
        </text:list-item>
      </text:list>
      <text:p text:style-name="P24"><text:span text:style-name="T6">LinkedList </text:span>makeSpeciesListUnique( LinkedList allSpecies)<text:span text:style-name="T8">{ </text:span></text:p>
      <text:p text:style-name="P19"><text:tab/>LinkedList<text:span text:style-name="T7">&lt;S</text:span>pec<text:span text:style-name="T7">ies&gt;</text:span> <text:span text:style-name="T7">u</text:span>niqueList <text:s/>= new LinkedList<text:span text:style-name="T7">&lt;S</text:span>pec<text:span text:style-name="T7">ies&gt;</text:span>();</text:p>
      <text:p text:style-name="P22"><text:tab/>boolean ;</text:p>
      <text:p text:style-name="P19"><text:tab/>for (Specie<text:span text:style-name="T8">s species</text:span>: allSpecies){</text:p>
      <text:p text:style-name="P23"><text:tab/><text:tab/><text:span text:style-name="T8">if(!uniqueList.contains(species)){</text:span></text:p>
      <text:p text:style-name="P19"><text:tab/><text:tab/><text:span text:style-name="T7">u</text:span>niqueList.add(<text:span text:style-name="T8">species</text:span>);</text:p>
      <text:p text:style-name="P18"><text:tab/><text:tab/><text:tab/>}</text:p>
      <text:p text:style-name="P18"><text:tab/><text:span text:style-name="T8">}</text:span></text:p>
      <text:p text:style-name="P18"><text:span text:style-name="T7"><text:tab/>return SpeciesList;</text:span></text:p>
      <text:p text:style-name="P18">}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20:54:14.036000000</meta:creation-date>
    <dc:date>2021-05-24T22:15:21.437000000</dc:date>
    <meta:editing-duration>PT13M22S</meta:editing-duration>
    <meta:editing-cycles>5</meta:editing-cycles>
    <meta:generator>LibreOffice/6.1.6.3$Windows_X86_64 LibreOffice_project/5896ab1714085361c45cf540f76f60673dd96a72</meta:generator>
    <meta:document-statistic meta:table-count="1" meta:image-count="0" meta:object-count="0" meta:page-count="3" meta:paragraph-count="103" meta:word-count="527" meta:character-count="3437" meta:non-whitespace-character-count="2962"/>
  </office:meta>
</office:document-meta>
</file>